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31H29M36.311051S" calcext:value-type="time">
            <text:p>1331:29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Laundry chutes &amp; mid-run material collection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24H26M34.829S" calcext:value-type="time">
            <text:p>24:2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 style:data-style-name="N2" text:time-value="07:47:55.1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9T09:43:03.133000000</dc:date>
    <meta:editing-duration>P59DT2H53M1S</meta:editing-duration>
    <meta:editing-cycles>1556</meta:editing-cycles>
    <meta:generator>LibreOffice/7.2.6.2$Windows_X86_64 LibreOffice_project/b0ec3a565991f7569a5a7f5d24fed7f52653d754</meta:generator>
    <dc:creator>Benjamin Laws</dc:creator>
    <meta:document-statistic meta:table-count="2" meta:cell-count="1874" meta:object-count="0"/>
  </office:meta>
</office:document-meta>
</file>